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6222" officeooo:paragraph-rsid="00146222"/>
    </style:style>
    <style:style style:name="P2" style:family="paragraph" style:parent-style-name="Standard">
      <style:text-properties officeooo:rsid="00164605" officeooo:paragraph-rsid="001646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dos apurados <text:s/>//</text:p>
      <text:p text:style-name="P1"/>
      <text:p text:style-name="P1">total de perguntas - 1962</text:p>
      <text:p text:style-name="P1">total de usuarios que fizeram pelo menos uma pergunta - 1836</text:p>
      <text:p text:style-name="P1">total de usuarios que fizeram mais de um pergunta - 156</text:p>
      <text:p text:style-name="P1">maior valor de reputação de perguntadores – 518.669</text:p>
      <text:p text:style-name="P1">menor valor de reputação de perguntadores - 1</text:p>
      <text:p text:style-name="P1">mediana de reputação de perguntadores - 542.5</text:p>
      <text:p text:style-name="P1">media de reputação aproximada - 283</text:p>
      <text:p text:style-name="P1"/>
      <text:p text:style-name="P1">`reputation` &gt;= 50 AND `reputation` &lt;= 200 = 281 usuários</text:p>
      <text:p text:style-name="P1">`reputation` &lt; 200 = 712 usuários</text:p>
      <text:p text:style-name="P1">`reputation` &gt;= 200 AND `reputation` &lt;= 2000 = 549 usuários</text:p>
      <text:p text:style-name="P1">`reputation` &gt; 2000 AND `reputation` &lt;= 5000 = 256 usuários</text:p>
      <text:p text:style-name="P1">`reputation` &gt; 5000 = 319 usuários</text:p>
      <text:p text:style-name="P1">`reputation` &gt; 20000 = 103 usuários</text:p>
      <text:p text:style-name="P1"/>
      <text:p text:style-name="P1">Grafico perguntadores figura \ref{tab:perg}. </text:p>
      <text:p text:style-name="P1"/>
      <text:p text:style-name="P1"/>
      <text:p text:style-name="P1">total de perguntas sem resposta- 304</text:p>
      <text:p text:style-name="P1">total de usuários que fizeram pergunta e nao tiveram resposta - 245</text:p>
      <text:p text:style-name="P1">mediana de reputação - 112</text:p>
      <text:p text:style-name="P1">maior reputação – 56.700</text:p>
      <text:p text:style-name="P1">menor reputação - 1 </text:p>
      <text:p text:style-name="P1">média = 231,42</text:p>
      <text:p text:style-name="P1"/>
      <text:p text:style-name="P1">`reputation` &gt;= 50 AND `reputation` &lt;= 200 = 49 usuários</text:p>
      <text:p text:style-name="P1">`reputation` &lt; 200 = 144 usuários</text:p>
      <text:p text:style-name="P1">`reputation` &gt;= 200 AND `reputation` &lt;= 2000 = 61 usuários</text:p>
      <text:p text:style-name="P1">`reputation` &gt; 2000 AND `reputation` &lt;= 5000 = 23 usuários</text:p>
      <text:p text:style-name="P1">`reputation` &gt; 5000 = 16 usuários</text:p>
      <text:p text:style-name="P1">`reputation` &gt; 20000 = 4 usuários</text:p>
      <text:p text:style-name="P1"/>
      <text:p text:style-name="P1"/>
      <text:p text:style-name="P1">total de respostas - 3337</text:p>
      <text:p text:style-name="P1">total de usuarios que responderam pelo menos uma pergunta - 2801</text:p>
      <text:p text:style-name="P1">total de usuarios que responderam mais de um pergunta - 278</text:p>
      <text:p text:style-name="P1">maior valor de reputação de respondedores – 1.012.323</text:p>
      <text:p text:style-name="P1">menor valor de reputação de respondedores - 1</text:p>
      <text:p text:style-name="P1">mediana de reputação de respondedores – 8.021.5</text:p>
      <text:p text:style-name="P1">media de reputação aproximada - 362</text:p>
      <text:p text:style-name="P1"/>
      <text:p text:style-name="P1">`reputation` &gt;= 50 AND `reputation` &lt;= 200 = 185 usuários</text:p>
      <text:p text:style-name="P1">`reputation` &lt; 200 = 314 usuários</text:p>
      <text:p text:style-name="P1">`reputation` &gt;= 200 AND `reputation` &lt;= 2000 = 590 usuários</text:p>
      <text:p text:style-name="P1">`reputation` &gt; 2000 AND `reputation` &lt;= 5000 = 430 usuários</text:p>
      <text:p text:style-name="P1">`reputation` &gt; 5000 = 1467 usuários</text:p>
      <text:p text:style-name="P1">`reputation` &gt; 20000 = 774 usuários</text:p>
      <text:p text:style-name="P1"/>
      <text:p text:style-name="P1">Grafico respondedores figura \ref{tab:resp}. </text:p>
      <text:p text:style-name="P1"/>
      <text:p text:style-name="P1"><text:soft-page-break/>total de usuários que fizeram e responderam perguntas - 239</text:p>
      <text:p text:style-name="P1">mediana de reputação - 1456</text:p>
      <text:p text:style-name="P1">maior reputação – 518.669</text:p>
      <text:p text:style-name="P1">menor reputação - 1 </text:p>
      <text:p text:style-name="P1">média = 2170,16</text:p>
      <text:p text:style-name="Standard"/>
      <text:p text:style-name="Standard"/>
      <text:p text:style-name="Standard">Marco,</text:p>
      <text:p text:style-name="Standard"/>
      <text:p text:style-name="Standard">voce coletou uns dados interessantes, mas lembre-se, a resposta depende da pergunta.</text:p>
      <text:p text:style-name="Standard"/>
      <text:p text:style-name="Standard">Se quiser podemos conversar por skype. estou na ufba. seria melhor do que eu escrever.</text:p>
      <text:p text:style-name="Standard"/>
      <text:p text:style-name="Standard">mas resumindo o que eu penso.</text:p>
      <text:p text:style-name="Standard"/>
      <text:p text:style-name="Standard">A pergunta: can we rely on the STOV cloud ? eu nao sei responder. Por que eu confiaria?</text:p>
      <text:p text:style-name="Standard">Teria que ter uma base para responder. No que voce confia? que as respostas sao boas, corretas?</text:p>
      <text:p text:style-name="Standard">Ou que os perguntadores sabem perguntar? Nao sei...</text:p>
      <text:p text:style-name="Standard"/>
      <text:p text:style-name="Standard">É preciso ter uma linha de raciocínio para as resposta. O que me levaria a confiar que a discussao</text:p>
      <text:p text:style-name="Standard">toda faz sentido? Elucubrando um pouco?</text:p>
      <text:p text:style-name="Standard"/>
      <text:p text:style-name="Standard">1. Faz sentido para mim que os perguntadores sejam  menos experientes que os respondedores</text:p>
      <text:p text:style-name="Standard">---- se fosse o contrário ficaria desconfiado</text:p>
      <text:p text:style-name="Standard"/>
      <text:p text:style-name="Standard">Mas quanto mais experientes? Isso me leva a uma segunda conclusao:</text:p>
      <text:p text:style-name="Standard"/>
      <text:p text:style-name="Standard">2. Faz sentido para mim que na média das reputações, a dos respondedores nao seja muito baixa.</text:p>
      <text:p text:style-name="Standard">----entao, na média os respondedores deveriam ter uma reputacao acima de quantos pontos ? 1000?</text:p>
      <text:p text:style-name="Standard"/>
      <text:p text:style-name="Standard">3. Quanto mais experiente for o perguntador, melhor é a pergunta e mais respostas ele terá?</text:p>
      <text:p text:style-name="Standard"/>
      <text:p text:style-name="Standard"/>
      <text:p text:style-name="Standard">Enfim, você é o especialista no STOV e precisa pensar como fazer a pergunta e dar a resposta. </text:p>
      <text:p text:style-name="Standard"/>
      <text:p text:style-name="Standard">Talvez aquela pergunta geral possa ser respondida respondendo a algumas perguntas mais específicas.</text:p>
      <text:p text:style-name="Standard"/>
      <text:p text:style-name="Standard">Eu te enviei pelo whatsapp dois tipos de compracoes que eu pensei.</text:p>
      <text:p text:style-name="Standard"/>
      <text:p text:style-name="Standard">Uma delas reponde aa questao 3, analisando com box plot a reputacao de 3 conjuntos de autores</text:p>
      <text:p text:style-name="Standard">de perguntas: sem resposta, com uma resposta, com mais de uma resposta.</text:p>
      <text:p text:style-name="Standard"/>
      <text:p text:style-name="Standard">A outra seria para responder a pergunta 1 acima: um box plot com a reputacao dos autores com um uma ou</text:p>
      <text:p text:style-name="Standard">mais perguntas e o box plot da reputacao de todos os respondedores. Isso compara as experiencias dos dois.</text:p>
      <text:p text:style-name="Standard"/>
      <text:p text:style-name="Standard">pcm</text:p>
      <text:p text:style-name="Standard"/>
      <text:p text:style-name="P1"><text:a xlink:type="simple" xlink:href="https://stackexchange.com/leagues/1/alltime/stackoverflow" text:style-name="Internet_20_link" text:visited-style-name="Visited_20_Internet_20_Link">https://stackexchange.com/leagues/1/alltime/stackoverflow</text:a></text:p>
      <text:p text:style-name="P2"><text:a xlink:type="simple" xlink:href="https://insights.stackoverflow.com/survey/2017" text:style-name="Internet_20_link" text:visited-style-name="Visited_20_Internet_20_Link">https://insights.stackoverflow.com/survey/2017</text:a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0:12:35.275901503</meta:creation-date>
    <dc:date>2018-05-16T10:23:42.218272732</dc:date>
    <meta:editing-duration>PT56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619" meta:character-count="3704" meta:non-whitespace-character-count="3145"/>
  </office:meta>
</office:document-meta>
</file>